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6pt" fo:font-style="italic" style:font-size-asian="26pt" style:font-style-asian="italic" style:font-size-complex="26pt" style:font-style-complex="italic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Segoe UI Semibold" fo:font-size="26pt" fo:font-style="italic" style:font-size-asian="26pt" style:font-style-asian="italic" style:font-size-complex="26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style:style style:name="T4" style:family="text">
      <style:text-properties style:font-name="Segoe UI Semibold" fo:font-size="32pt" fo:language="none" fo:country="none" fo:font-style="italic" style:font-size-asian="32pt" style:language-asian="none" style:country-asian="none" style:font-style-asian="italic" style:font-size-complex="32pt" style:language-complex="none" style:country-complex="none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2.352cm" svg:height="3.063cm" svg:x="2.54cm" svg:y="0.762cm">
          <draw:text-box>
            <text:p text:style-name="P1"><text:span text:style-name="T1">EPISTLE</text:span></text:p>
            <text:p text:style-name="P1"><text:span text:style-name="T2">1 Corinthians 15:1-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7.766cm" svg:x="1.778cm" svg:y="1.016cm">
          <draw:text-box>
            <text:p><text:span text:style-name="T3">1</text:span><text:span text:style-name="T4">Now I would remind you, brothers, of the gospel I preached to you, which you received, in which you stand, </text:span><text:span text:style-name="T3">2</text:span><text:span text:style-name="T4">and by which you are being saved, if you hold fast to the word I preached to you—unless you believed in v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24.384cm" svg:height="4.76cm" svg:x="1.778cm" svg:y="1.016cm">
          <draw:text-box>
            <text:p><text:span text:style-name="T3">3</text:span><text:span text:style-name="T4">For I delivered to you as of first importance what I also received: that Christ died for our sins in accordance with the Scripture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4" draw:layer="layout" svg:width="24.384cm" svg:height="6.263cm" svg:x="1.778cm" svg:y="1.016cm">
          <draw:text-box>
            <text:p><text:span text:style-name="T3">4</text:span><text:span text:style-name="T4">that he was buried, that he was raised on the third day in accordance with the Scriptures,</text:span></text:p>
            <text:p><text:span text:style-name="T3">5</text:span><text:span text:style-name="T4">and that he appeared to Cephas, then to the twel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24.384cm" svg:height="7.766cm" svg:x="1.778cm" svg:y="1.016cm">
          <draw:text-box>
            <text:p><text:span text:style-name="T3">6</text:span><text:span text:style-name="T4">Then he appeared to more than five hundred brothers at one time, most of whom are still alive, though some have fallen asleep.</text:span></text:p>
            <text:p><text:span text:style-name="T3">7</text:span><text:span text:style-name="T4">Then he appeared to James, then to all the apostl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5" draw:text-style-name="P4" draw:layer="layout" svg:width="24.384cm" svg:height="6.263cm" svg:x="1.778cm" svg:y="1.016cm">
          <draw:text-box>
            <text:p><text:span text:style-name="T3">8</text:span><text:span text:style-name="T4">Last of all, as to one untimely born, he appeared also to me. </text:span><text:span text:style-name="T3">9</text:span><text:span text:style-name="T4">For I am the least of the apostles, unworthy to be called an apostle, because I persecuted the church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4" draw:layer="layout" svg:width="24.384cm" svg:height="7.766cm" svg:x="1.778cm" svg:y="1.016cm">
          <draw:text-box>
            <text:p text:style-name="P6"><text:span text:style-name="T3">10</text:span><text:span text:style-name="T4">But by the grace of God I am what I am, and his grace toward me was not in vain. On the contrary, I worked harder than any of them, though it was not I, but the grace of God that is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6" draw:text-style-name="P7" draw:layer="layout" svg:width="24.384cm" svg:height="4.064cm" svg:x="1.778cm" svg:y="1.016cm">
          <draw:text-box>
            <text:p text:style-name="P6"><text:span text:style-name="T3">11</text:span><text:span text:style-name="T4">Whether then it was I or they, so we preach and so you belie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3:33:59.406000000</meta:creation-date>
    <dc:title>Blue template</dc:title>
    <meta:editing-duration>PT31M48S</meta:editing-duration>
    <meta:editing-cycles>6</meta:editing-cycles>
    <meta:generator>LibreOffice/6.1.3.2$Windows_X86_64 LibreOffice_project/86daf60bf00efa86ad547e59e09d6bb77c699acb</meta:generator>
    <dc:date>2019-02-12T14:08:03.450000000</dc:date>
    <meta:document-statistic meta:object-count="45"/>
  </office:meta>
</office:document-meta>
</file>